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75cm" fo:min-width="14.3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75cm" fo:min-width="1.7cm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0.75cm" fo:min-width="3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1.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2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.45cm" fo:min-width="3.2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45cm" fo:min-width="10.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1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0.45cm" fo:min-width="6.9cm"/>
    </style:style>
    <style:style style:name="gr13" style:family="graphic" style:parent-style-name="standard">
      <style:graphic-properties draw:fill-color="#ffff66" draw:textarea-horizontal-align="justify" draw:textarea-vertical-align="middle" draw:auto-grow-height="false" fo:min-height="0.45cm" fo:min-width="6.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6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1.8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0.45cm" fo:min-width="10.6cm"/>
    </style:style>
    <style:style style:name="gr17" style:family="graphic" style:parent-style-name="standard">
      <style:graphic-properties draw:fill-color="#ffff66" draw:textarea-horizontal-align="justify" draw:textarea-vertical-align="middle" draw:auto-grow-height="false" fo:min-height="0.45cm" fo:min-width="3.2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9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f66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33% 58%"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1cm" svg:x="1.8cm" svg:y="6.1cm">
          <text:p text:style-name="P1">Τάξη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cm" svg:height="1cm" svg:x="4.8cm" svg:y="6.1cm">
          <text:p text:style-name="P1"><text:span text:style-name="T1">Διεύθυνση IP – 4 οκτάδες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cm" svg:x="1.8cm" svg:y="6.1cm">
          <text:p text:style-name="P1"><text:span text:style-name="T1">Τάξη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1cm" svg:x="20.4cm" svg:y="6.1cm">
          <text:p text:style-name="P1"><text:span text:style-name="T1">Δίκτυα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1cm" svg:x="23.9cm" svg:y="6.1cm">
          <text:p text:style-name="P1"><text:span text:style-name="T1">Υπολογιστές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2cm" svg:x="1.8cm" svg:y="7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2cm" svg:x="1.8cm" svg:y="12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2cm" svg:x="1.8cm" svg:y="10.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4.8cm" svg:y="7.7cm">
          <text:p text:style-name="P1"><text:span text:style-name="T1">n (7 bit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8.5cm" svg:y="7.7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12.2cm" svg:y="7.7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15.9cm" svg:y="7.7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7cm" svg:height="0.7cm" svg:x="4.8cm" svg:y="9cm">
          <text:p text:style-name="P1"><text:span text:style-name="T1">Δίκτυο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1cm" svg:height="0.7cm" svg:x="8.5cm" svg:y="9cm">
          <text:p text:style-name="P1"><text:span text:style-name="T1">Υπολογιστής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7cm" svg:height="1.3cm" svg:x="4.8cm" svg:y="7.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5cm" svg:height="2cm" svg:x="20.4cm" svg:y="7.7cm">
          <text:p text:style-name="P1"><text:span text:style-name="T1">2</text:span><text:span text:style-name="T2">7</text:span><text:span text:style-name="T3">=128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5cm" svg:height="2cm" svg:x="23.9cm" svg:y="7.7cm">
          <text:p text:style-name="P1"><text:span text:style-name="T1">2</text:span><text:span text:style-name="T2">24</text:span><text:span text:style-name="T3">- 2 =</text:span></text:p>
          <text:p text:style-name="P1"><text:span text:style-name="T3">16777214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cm" svg:height="1.3cm" svg:x="5.9cm" svg:y="10.2cm">
          <text:p text:style-name="P1"><text:span text:style-name="T1">n (6 bit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8.5cm" svg:y="10.2cm">
          <text:p text:style-name="P1"><text:span text:style-name="T1">n (8 bit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12.2cm" svg:y="10.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15.9cm" svg:y="10.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4cm" svg:height="0.7cm" svg:x="4.8cm" svg:y="11.5cm">
          <text:p text:style-name="P1"><text:span text:style-name="T1">Δίκτυο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7.4cm" svg:height="0.7cm" svg:x="12.2cm" svg:y="11.5cm">
          <text:p text:style-name="P1"><text:span text:style-name="T1">Υπολογιστή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cm" svg:height="1.3cm" svg:x="4.8cm" svg:y="10.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5cm" svg:height="2cm" svg:x="20.4cm" svg:y="10.2cm">
          <text:p text:style-name="P1"><text:span text:style-name="T1">2</text:span><text:span text:style-name="T2">14</text:span><text:span text:style-name="T3">=16384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5cm" svg:height="2cm" svg:x="23.9cm" svg:y="10.2cm">
          <text:p text:style-name="P1"><text:span text:style-name="T1">2</text:span><text:span text:style-name="T2">16</text:span><text:span text:style-name="T3">- 2 =</text:span></text:p>
          <text:p text:style-name="P1"><text:span text:style-name="T3">65534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3cm" svg:height="1.3cm" svg:x="6.2cm" svg:y="12.6cm">
          <text:p text:style-name="P1"><text:span text:style-name="T1">n (5 bit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8.5cm" svg:y="12.6cm">
          <text:p text:style-name="P1"><text:span text:style-name="T1">n (8 bit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12.2cm" svg:y="12.6cm">
          <text:p text:style-name="P1"><text:span text:style-name="T1">n (8 bit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3cm" svg:x="15.9cm" svg:y="12.6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1.1cm" svg:height="0.7cm" svg:x="4.8cm" svg:y="13.9cm">
          <text:p text:style-name="P1"><text:span text:style-name="T1">Δίκτυο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7cm" svg:height="0.7cm" svg:x="15.9cm" svg:y="13.9cm">
          <text:p text:style-name="P1"><text:span text:style-name="T1">Υπολογιστής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1.3cm" svg:x="4.8cm" svg:y="12.6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5cm" svg:height="2cm" svg:x="20.4cm" svg:y="12.6cm">
          <text:p text:style-name="P1"><text:span text:style-name="T1">2</text:span><text:span text:style-name="T2">21</text:span><text:span text:style-name="T3">=209715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5cm" svg:height="2cm" svg:x="23.9cm" svg:y="12.6cm">
          <text:p text:style-name="P1"><text:span text:style-name="T1">2</text:span><text:span text:style-name="T2">8</text:span><text:span text:style-name="T3">- 2 =</text:span></text:p>
          <text:p text:style-name="P1"><text:span text:style-name="T3">254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9.8cm" svg:height="0.9cm" svg:x="10.2cm" svg:y="15.1cm">
          <draw:text-box>
            <text:p><text:span text:style-name="T4">n = Network (Δίκτυο) Η = Host (Υπολογιστής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09:36:39.039000000</meta:creation-date>
    <dc:date>2016-11-13T10:04:15.392000000</dc:date>
    <meta:editing-duration>PT6M25S</meta:editing-duration>
    <meta:editing-cycles>1</meta:editing-cycles>
    <meta:document-statistic meta:object-count="36"/>
    <meta:generator>LibreOffice/5.1.1.3$Windows_X86_64 LibreOffice_project/89f508ef3ecebd2cfb8e1def0f0ba9a803b88a6d</meta:generator>
  </office:meta>
</office:document-meta>
</file>